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automatic-styles>
    <style:style style:name="P1" style:family="paragraph" style:parent-style-name="Title">
      <style:text-properties officeooo:rsid="001c974a" officeooo:paragraph-rsid="001c974a"/>
    </style:style>
    <style:style style:name="P2" style:family="paragraph" style:parent-style-name="Text_20_body">
      <style:text-properties officeooo:rsid="0026d47e" officeooo:paragraph-rsid="0026d47e"/>
    </style:style>
    <style:style style:name="P3" style:family="paragraph" style:parent-style-name="Text_20_body">
      <style:text-properties officeooo:rsid="0029434f" officeooo:paragraph-rsid="002e4161"/>
    </style:style>
    <style:style style:name="P4" style:family="paragraph" style:parent-style-name="Text_20_body">
      <style:text-properties officeooo:rsid="002b3de3" officeooo:paragraph-rsid="002b3de3"/>
    </style:style>
    <style:style style:name="P5" style:family="paragraph" style:parent-style-name="Preformatted_20_Text">
      <style:text-properties officeooo:rsid="0031ac5f" officeooo:paragraph-rsid="0031ac5f"/>
    </style:style>
    <style:style style:name="P6" style:family="paragraph" style:parent-style-name="Preformatted_20_Text">
      <style:paragraph-properties fo:margin-left="0.4925in" fo:margin-right="0in" fo:text-indent="0in" style:auto-text-indent="false"/>
    </style:style>
    <style:style style:name="P7" style:family="paragraph" style:parent-style-name="Preformatted_20_Text">
      <style:paragraph-properties fo:margin-left="0.4925in" fo:margin-right="0in" fo:text-indent="0in" style:auto-text-indent="false"/>
      <style:text-properties officeooo:rsid="0031ac5f" officeooo:paragraph-rsid="0031ac5f"/>
    </style:style>
    <style:style style:name="P8" style:family="paragraph" style:parent-style-name="Preformatted_20_Text">
      <style:paragraph-properties fo:margin-left="0.9846in" fo:margin-right="0in" fo:text-indent="0in" style:auto-text-indent="false"/>
    </style:style>
    <style:style style:name="P9" style:family="paragraph" style:parent-style-name="Preformatted_20_Text">
      <style:paragraph-properties fo:margin-left="0.9846in" fo:margin-right="0in" fo:text-indent="0in" style:auto-text-indent="false"/>
      <style:text-properties officeooo:rsid="0031ac5f" officeooo:paragraph-rsid="0031ac5f"/>
    </style:style>
    <style:style style:name="P10" style:family="paragraph" style:parent-style-name="Heading_20_1">
      <style:text-properties officeooo:rsid="003a4b82" officeooo:paragraph-rsid="003a4b82"/>
    </style:style>
    <style:style style:name="P11" style:family="paragraph" style:parent-style-name="Text_20_body">
      <style:paragraph-properties fo:text-align="justify" style:justify-single-word="false"/>
      <style:text-properties officeooo:rsid="00246f0c" officeooo:paragraph-rsid="00246f0c"/>
    </style:style>
    <style:style style:name="P12" style:family="paragraph" style:parent-style-name="Text_20_body">
      <style:paragraph-properties fo:text-align="justify" style:justify-single-word="false"/>
      <style:text-properties officeooo:rsid="00443dfe" officeooo:paragraph-rsid="00443dfe"/>
    </style:style>
    <style:style style:name="P13" style:family="paragraph" style:parent-style-name="Text_20_body">
      <style:paragraph-properties fo:text-align="justify" style:justify-single-word="false"/>
      <style:text-properties officeooo:rsid="003ae6a7" officeooo:paragraph-rsid="003bdc26"/>
    </style:style>
    <style:style style:name="P14" style:family="paragraph" style:parent-style-name="Text_20_body">
      <style:paragraph-properties fo:text-align="justify" style:justify-single-word="false"/>
      <style:text-properties officeooo:rsid="0046356c" officeooo:paragraph-rsid="0046356c"/>
    </style:style>
    <style:style style:name="P15" style:family="paragraph" style:parent-style-name="Text_20_body">
      <style:text-properties officeooo:rsid="00470f75" officeooo:paragraph-rsid="00470f75"/>
    </style:style>
    <style:style style:name="P16" style:family="paragraph" style:parent-style-name="Text_20_body">
      <style:paragraph-properties fo:text-align="justify" style:justify-single-word="false"/>
      <style:text-properties officeooo:rsid="003a4b82" officeooo:paragraph-rsid="003a4b82"/>
    </style:style>
    <style:style style:name="P17" style:family="paragraph" style:parent-style-name="Text_20_body">
      <style:paragraph-properties fo:text-align="justify" style:justify-single-word="false"/>
      <style:text-properties officeooo:rsid="001ee739" officeooo:paragraph-rsid="001ee739"/>
    </style:style>
    <style:style style:name="P18" style:family="paragraph" style:parent-style-name="Text_20_body">
      <style:paragraph-properties fo:text-align="justify" style:justify-single-word="false"/>
      <style:text-properties officeooo:rsid="0020c3a1" officeooo:paragraph-rsid="0020c3a1"/>
    </style:style>
    <style:style style:name="P19" style:family="paragraph" style:parent-style-name="Text_20_body">
      <style:paragraph-properties fo:text-align="justify" style:justify-single-word="false"/>
      <style:text-properties officeooo:rsid="002648da" officeooo:paragraph-rsid="0038c02e"/>
    </style:style>
    <style:style style:name="P20" style:family="paragraph" style:parent-style-name="Text_20_body">
      <style:paragraph-properties fo:text-align="justify" style:justify-single-word="false"/>
      <style:text-properties officeooo:rsid="002666cc" officeooo:paragraph-rsid="002666cc"/>
    </style:style>
    <style:style style:name="P21" style:family="paragraph" style:parent-style-name="Text_20_body">
      <style:text-properties officeooo:rsid="00354d29" officeooo:paragraph-rsid="00354d29"/>
    </style:style>
    <style:style style:name="P22" style:family="paragraph" style:parent-style-name="Quotations">
      <style:paragraph-properties fo:margin-left="0in" fo:margin-right="0.3937in" fo:text-indent="0in" style:auto-text-indent="false"/>
      <style:text-properties officeooo:rsid="004beecd" officeooo:paragraph-rsid="004beecd"/>
    </style:style>
    <style:style style:name="T1" style:family="text">
      <style:text-properties officeooo:rsid="00201b26"/>
    </style:style>
    <style:style style:name="T2" style:family="text">
      <style:text-properties officeooo:rsid="002286b2"/>
    </style:style>
    <style:style style:name="T3" style:family="text">
      <style:text-properties officeooo:rsid="0025b150"/>
    </style:style>
    <style:style style:name="T4" style:family="text">
      <style:text-properties officeooo:rsid="002666cc"/>
    </style:style>
    <style:style style:name="T5" style:family="text">
      <style:text-properties fo:font-weight="bold" style:font-weight-asian="bold" style:font-weight-complex="bold"/>
    </style:style>
    <style:style style:name="T6" style:family="text">
      <style:text-properties fo:font-weight="bold" officeooo:rsid="00286791" style:font-weight-asian="bold" style:font-weight-complex="bold"/>
    </style:style>
    <style:style style:name="T7" style:family="text">
      <style:text-properties fo:font-weight="bold" officeooo:rsid="0029434f" style:font-weight-asian="bold" style:font-weight-complex="bold"/>
    </style:style>
    <style:style style:name="T8" style:family="text">
      <style:text-properties officeooo:rsid="00286791"/>
    </style:style>
    <style:style style:name="T9" style:family="text">
      <style:text-properties officeooo:rsid="002a70b4"/>
    </style:style>
    <style:style style:name="T10" style:family="text">
      <style:text-properties officeooo:rsid="002d382d"/>
    </style:style>
    <style:style style:name="T11" style:family="text">
      <style:text-properties officeooo:rsid="002e4161"/>
    </style:style>
    <style:style style:name="T12" style:family="text">
      <style:text-properties officeooo:rsid="00305096"/>
    </style:style>
    <style:style style:name="T13" style:family="text">
      <style:text-properties officeooo:rsid="00354d29"/>
    </style:style>
    <style:style style:name="T14" style:family="text">
      <style:text-properties officeooo:rsid="0029434f"/>
    </style:style>
    <style:style style:name="T15" style:family="text">
      <style:text-properties officeooo:rsid="00372aac"/>
    </style:style>
    <style:style style:name="T16" style:family="text">
      <style:text-properties officeooo:rsid="0038c02e"/>
    </style:style>
    <style:style style:name="T17" style:family="text">
      <style:text-properties officeooo:rsid="003ae6a7"/>
    </style:style>
    <style:style style:name="T18" style:family="text">
      <style:text-properties officeooo:rsid="001ee739"/>
    </style:style>
    <style:style style:name="T19" style:family="text">
      <style:text-properties style:font-name="Liberation Mono" fo:font-size="10pt" officeooo:rsid="001ee739" style:font-size-asian="10pt" style:font-size-complex="10pt"/>
    </style:style>
    <style:style style:name="T20" style:family="text">
      <style:text-properties officeooo:rsid="0040cffd"/>
    </style:style>
    <style:style style:name="T21" style:family="text">
      <style:text-properties officeooo:rsid="004640ad"/>
    </style:style>
    <style:style style:name="T22" style:family="text">
      <style:text-properties officeooo:rsid="005291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iley Comparison</text:p>
      <text:p text:style-name="Quotations">Author: Vivian Stewart</text:p>
      <text:p text:style-name="P22">All languages need different forms of verification and to different degrees. <text:span text:style-name="T22">Sensitivity to approach to the problem.</text:span></text:p>
      <text:h text:style-name="P10" text:outline-level="1">Whiley</text:h>
      <text:p text:style-name="P16"><text:tab/>Whiley is very easy to use and shows promise as a tool to verify programs in such a way that the accompanying specification scales with complexity of the program to be verified. Whiley offers a simplified program <text:span text:style-name="T17">and specification </text:span>definition. <text:span text:style-name="T17">However, Whiley's underlying prover needs some work to bring Whiley up to the level attained by other tools. Arrays in Whiley are not reference or pointer types, there is no possibility of the array being null, also copying of an array is just a matter of assigning that array to a different variable, bypassing the issue of specifying array copying loops. Some basic arithmetic and region ranges seem to be difficult for the whiley constraint solver (WyCS.)</text:span></text:p>
      <text:h text:style-name="Heading_20_1" text:outline-level="1">Dafny</text:h>
      <text:p text:style-name="P13"><text:tab/>Dafny is a sophisticated tool/<text:span text:style-name="T20">language</text:span> for verification based on Microsofts' Z3 prover and Boogie with Monodevelop/Visual Studio. Though tests were performed on the command line to gain feedback from Dafny. <text:span text:style-name="T18">Dafny can use pure functional code to help prove the correctness of imperative code for instance, only functions can used in specification unless qualified as 'function method'. These pure function definitions require very minimal specification in order to provide lemmas, axioms and other mathematical constructs to prove correct execution. One thing that struck me as odd was the use of short circuit logic in the specifications which implies a certain order to the specifications statements. Dafny doesn't require return statements in the usual way and defines a return variable(s) that is assigned to, and if necessary a 'return' can be called for early return from the call. Explicit and obvious reference to the returned variable was very convenient. All function/method parameters are immutable unless specified otherwise.</text:span></text:p>
      <text:p text:style-name="P13"><text:span text:style-name="T18"><text:tab/>Inside the specifications arrays are treated differently from other containers but are implicitly convertible to the built in sequence type if needed. Which allows for the very convenient syntax: </text:span><text:span text:style-name="T19">arr1[m..n] == arr2[m..n]</text:span><text:span text:style-name="T18"> for an adjacent element comparison avoiding the need for long winded predicates. But not so convenient in that a sequence cannot be easily converted back to an array. Arrays are always possibly null in Dafny and the there are attempts in the specification language to mitigate the issue of reference aliasing and other such memory management quirks (modifies clause.) Unlike Whiley arrays are of reference type and need to be null checked.</text:span></text:p>
      <text:h text:style-name="Heading_20_1" text:outline-level="1">Frama-C</text:h>
      <text:p text:style-name="P14"><text:tab/>When it comes to verifying C code Frama-C seems to be a current industry favourite. But I found the user gtk interface to be cumbersome and confusing. <text:span text:style-name="T21">The ACSL language would appear to </text:span><text:soft-page-break/><text:span text:style-name="T21">appeal more to an expert C programmer which I am not. Much expertise is needed to master Frama-C and every aspect and plugin have large manuals and tutorials available, all very heavy in detail. What I really wanted was a more general tool that would help point out where errors in my reasoning were evident. Frama-C offers only the vaguest of clues and errors in my reasoning are not always obvious. The issues of bounded types are dealt with up front and checked with the WP plugin through an RTE (runtime error) option that injects (over/under)flow checks. Specifications are meant to be written in a style that complements C and is analogous to C, even mirroring C conventions and C arithmetic. The lack of consolidation makes the various plugins difficult to integrate into a workflow. The ACSL specification language is littered with predefined predicates and detailed set of proof tools such as user defined predicates, behaviours, inductive(recursive) functions and axioms etc. Arrays were a very sticky issue in Frama-C and involve proof of non-null and the validation of the range of indices and elements. For loop invariants, proof of termination is provided by the loop 'variant' key word, which is hard to see in amongst loop 'invariant' clauses in the same comment code block. Also there are assigns clauses that define the frame of modification for both the function and loop invariants (loop assigns.) since unlike other tools Frama-C has no knowledge of what has been modified in the function or inside the loop (side effects). Since the C language does not have formal semantics one should take the verification of C code with a grain of salt, horribly coded nonsense with undefined results can still be verified.</text:span></text:p>
      <text:h text:style-name="Heading_20_1" text:outline-level="1">Spec#</text:h>
      <text:p text:style-name="P15"><text:tab/>Spec# having the same underlying workings as Dafny (a.k.a Boogie and Z3) if there are many differences between the two.</text:p>
      <text:h text:style-name="Heading_20_1" text:outline-level="1">notes:</text:h>
      <text:p text:style-name="P17">Whiley allows you to do more with less, minimal syntax but more expressive. (IMPORTANT!! <text:span text:style-name="T1">flexible language constructs</text:span>)<text:span text:style-name="T3">… Dafny has more complicated syntax to deal with memory management i.e pointers/references, lots to remember and coordinate.</text:span></text:p>
      <text:p text:style-name="P18">The tools Dafny provides <text:span text:style-name="T2">are</text:span> for the development of proofs in a “top-down” manner, and which allow us to concentrate on the “architecture” of the proof. <text:span text:style-name="T13">Unlike Frama-C.</text:span></text:p>
      <text:p text:style-name="P12">Deduction of bounds of different variables seems to not work in Whiley (not array bounds)</text:p>
      <text:p text:style-name="P11">TODO: insert(), merge(), binarySearch(), qsort()</text:p>
      <text:p text:style-name="P19">The semantics of logic expressions in ACSL (Frama-C), <text:span text:style-name="T16">Whiley and Dafny</text:span> <text:span text:style-name="T16">are</text:span> based on mathematical first-order logic.</text:p>
      <text:p text:style-name="P19"><text:span text:style-name="T16">With Frama-C i</text:span>n particular, it is a 2-valued logic with only total functions. Consequently, expressions are never “undefined”. <text:span text:style-name="T4">Having only total functions implies that one can write terms such as 1/0, or *p when p is null.</text:span></text:p>
      <text:p text:style-name="P20">Specifications in Frama-C can have implicit casts between C-types and Mathematical types (something to watch out for.)</text:p>
      <text:p text:style-name="P2">Weird:</text:p>
      <text:p text:style-name="P2"><text:soft-page-break/>• 5/3 is 1 and 5%3 is 2;</text:p>
      <text:p text:style-name="P2">• (-5)/3 is -1 and (-5)%3 is -2;</text:p>
      <text:p text:style-name="P2">• 5/(-3) is -1 and 5%(-3) is 2;</text:p>
      <text:p text:style-name="P2">• (-5)/(-3) is 1 and (-5)%(-3) is -2.</text:p>
      <text:p text:style-name="P2"><text:span text:style-name="T6">Frama-C </text:span><text:span text:style-name="T5">Degree of Completeness </text:span>The previous section has t<text:span text:style-name="T8">aught</text:span> us that writing a fairly complete specification (in fact we could still add some clauses to the specification above, as we will see in the next chapters) is not immediate, and thus that it is easy to come up with only a partial specification. Hence, it raises two frequently asked questions: how can we be sure that our specification is complete, and how complete must a specification be. The answers however do not lie in ACSL itself. For the first one, one must reason on some model of the specified application. For the second one, there is no definite answer. It depends on the context in which the specification is written and the kind of properties that must be established: the amount of specification required for a given function is very different when verifying a given property for a given application in which calls to the function always occur in a well-defined context and when specifying it as a library function which should be callable in as many contexts as possible.</text:p>
      <text:p text:style-name="P3"><text:span text:style-name="T5">Frama-C</text:span> When no <text:span text:style-name="T9">'</text:span>assigns<text:span text:style-name="T9">'</text:span> clauses are specified, the function is allowed to modify every visible variable. <text:span text:style-name="T11">&lt;Termintes&gt;It is possible to relax a particular function’s specification by providing a formula that describes the conditions in which the function is guaranteed to terminate. &lt;Assertions&gt;when the analyzer is not able to determine that an assertion always holds, it may be able to produce a pre-condition for the function that would, if it was added to the function’s contract, ensure that the assertion was verified. &lt;Overflow&gt; overflow is/must be handled.</text:span></text:p>
      <text:p text:style-name="Preformatted_20_Text">/*@</text:p>
      <text:p text:style-name="P6"><text:span text:style-name="T5">inductive</text:span> reachable{L} (list* root, list* node) {</text:p>
      <text:p text:style-name="P8"><text:span text:style-name="T5">case</text:span> root_reachable{L}:</text:p>
      <text:p text:style-name="P8"><text:s text:c="2"/><text:span text:style-name="T5">\forall</text:span> list* root; reachable(root,root);</text:p>
      <text:p text:style-name="P8"><text:span text:style-name="T5">case</text:span> next_reachable{L}: // <text:span text:style-name="T12">L indicates a Label -&gt; memory state</text:span></text:p>
      <text:p text:style-name="P8"><text:s text:c="2"/><text:span text:style-name="T5">\forall</text:span> list* root, *node;</text:p>
      <text:p text:style-name="P8"><text:s text:c="4"/><text:span text:style-name="T5">\valid</text:span>(root) ==&gt; reachable(root−&gt;next, node) ==&gt;</text:p>
      <text:p text:style-name="P8"><text:s text:c="21"/>reachable(root,node);</text:p>
      <text:p text:style-name="P6">}</text:p>
      <text:p text:style-name="Preformatted_20_Text">*/</text:p>
      <text:p text:style-name="Preformatted_20_Text"/>
      <text:p text:style-name="P5">/*@ <text:s text:c="2"/><text:span text:style-name="T5">requires</text:span> <text:span text:style-name="T5">\valid</text:span>(p) &amp;&amp; <text:span text:style-name="T5">\valid</text:span>(q);</text:p>
      <text:p text:style-name="P7"><text:span text:style-name="T5">ensures</text:span> *p &lt;= *q; // pointers</text:p>
      <text:p text:style-name="P7"><text:span text:style-name="T5">behavior</text:span> p_minimum:</text:p>
      <text:p text:style-name="P9"><text:span text:style-name="T5">assumes</text:span> *p &lt; *q;</text:p>
      <text:p text:style-name="P9"><text:span text:style-name="T5">ensures</text:span> *p == <text:span text:style-name="T5">\old</text:span>(*p) &amp;&amp; *q == <text:span text:style-name="T5">\old</text:span>(*q);</text:p>
      <text:p text:style-name="P7"><text:span text:style-name="T5">behavior</text:span> q_minimum:</text:p>
      <text:p text:style-name="P9"><text:span text:style-name="T5">assumes</text:span> *p &gt;= *q;</text:p>
      <text:p text:style-name="P9"><text:span text:style-name="T5">ensures</text:span> *p == <text:span text:style-name="T5">\old</text:span>(*q) &amp;&amp; *q == <text:span text:style-name="T5">\old</text:span>(*p);</text:p>
      <text:p text:style-name="P7"><text:span text:style-name="T5">complete</text:span> <text:span text:style-name="T5">behaviors</text:span> p_minimum, q_minimum;</text:p>
      <text:p text:style-name="P7"><text:span text:style-name="T5">disjoint</text:span> <text:span text:style-name="T5">behaviors</text:span> p_minimum, q_minimum;</text:p>
      <text:p text:style-name="P5">*/</text:p>
      <text:p text:style-name="P3"/>
      <text:p text:style-name="P4">No verifier can tell you whether your code doesn't work the according to the specification or the specification doe<text:span text:style-name="T10">sn't describe what the code does, as this depends on the intention of the user/developer.</text:span></text:p>
      <text:p text:style-name="P21"><text:soft-page-break/><text:span text:style-name="T7">Frama-C</text:span><text:span text:style-name="T14"> </text:span>ACSL specification language lacks flexible language constructs, very cumbersome/<text:span text:style-name="T15">specialised syntax</text:span>.</text:p>
      <text:h text:style-name="Heading_20_1" text:outline-level="1">Append</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NZ" style:letter-kerning="true" style:font-name-asian="AR PL SungtiL GB"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15-12-01T11:52:45.521015690</meta:creation-date>
    <dc:date>2016-01-18T12:53:18.640571322</dc:date>
    <dc:creator>. .</dc:creator>
    <meta:editing-duration>P4DT19H55M49S</meta:editing-duration>
    <meta:editing-cycles>23</meta:editing-cycles>
    <meta:generator>LibreOffice/4.4.7.2$Linux_X86_64 LibreOffice_project/f3153a8b245191196a4b6b9abd1d0da16eead600</meta:generator>
    <meta:document-statistic meta:table-count="0" meta:image-count="0" meta:object-count="0" meta:page-count="4" meta:paragraph-count="51" meta:word-count="1326" meta:character-count="8289" meta:non-whitespace-character-count="6978"/>
  </office:meta>
</office:document-meta>
</file>